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enfoque. En esta sección, el objetivo es reflexionar sobre el individuo como una <text:span text:style-name="Strong_20_Emphasis">unidad funcional completa</text:span>, portadora de memoria (el ADN) y también de las herramientas que permiten <text:span text:style-name="Strong_20_Emphasis">leer, interpretar y actuar</text:span> sobre esa memoria. La comparación con los objetos en programación orientada a objetos es muy adecuada y útil para introducir una comprensión técnica moderna. También hay lugar para reflexiones filosóficas profundas sobre identidad, autonomía, y la relación entre forma, función y sentido.</text:p>
      <text:h text:style-name="Heading_20_3" text:outline-level="3">📚 Propuesta de estructura para la sección</text:h>
      <text:p text:style-name="Text_20_body"><text:span text:style-name="Strong_20_Emphasis">4 – El individuo como contenedor de un bloque de memoria</text:span></text:p>
      <text:p text:style-name="Horizontal_20_Line"/>
      <text:h text:style-name="Heading_20_4" text:outline-level="4">1. Introducción: ¿Qué contiene un individuo?</text:h>
      <text:list xml:id="list2008571285" text:style-name="L1">
        <text:list-item>
          <text:p text:style-name="P1">Presentación del individuo como portador de información (ADN) y ejecutor de funciones.</text:p>
        </text:list-item>
        <text:list-item>
          <text:p text:style-name="P1">Imagen general: es más que un portador de genes; es una entidad con autonomía operativa.</text:p>
        </text:list-item>
        <text:list-item>
          <text:p text:style-name="P1">Enlace conceptual con la sección anterior: la diferencia entre individuos tiene sentido porque cada uno lleva una memoria única y la activa de manera distinta.</text:p>
        </text:list-item>
      </text:list>
      <text:p text:style-name="Horizontal_20_Line"/>
      <text:h text:style-name="Heading_20_4" text:outline-level="4">2. El ADN como memoria y código fuente</text:h>
      <text:list xml:id="list3415600437" text:style-name="L2">
        <text:list-item>
          <text:p text:style-name="P2">Explicación sencilla: el ADN contiene instrucciones (como un programa).</text:p>
        </text:list-item>
        <text:list-item>
          <text:p text:style-name="P2">No solo define el aspecto del individuo, sino también su comportamiento fisiológico y adaptativo.</text:p>
        </text:list-item>
        <text:list-item>
          <text:p text:style-name="P2">No puede cambiarse desde dentro: memoria de solo lectura.</text:p>
        </text:list-item>
        <text:list-item>
          <text:p text:style-name="P2">Posible comparación: una biblioteca genética que no puede editarse pero sí interpretarse.</text:p>
        </text:list-item>
      </text:list>
      <text:p text:style-name="Horizontal_20_Line"/>
      <text:h text:style-name="Heading_20_4" text:outline-level="4">3. Herramientas internas para activar la memoria</text:h>
      <text:list xml:id="list4214180786" text:style-name="L3">
        <text:list-item>
          <text:p text:style-name="P3">Enzimas, proteínas, estructuras celulares: ejecutores biológicos del código genético.</text:p>
        </text:list-item>
        <text:list-item>
          <text:p text:style-name="P3">Cada individuo lleva consigo el lector, el traductor y el ejecutor de su propia memoria.</text:p>
        </text:list-item>
        <text:list-item>
          <text:p text:style-name="P3">Aquí se introduce la idea del individuo como <text:span text:style-name="Strong_20_Emphasis">unidad autónoma de procesamiento</text:span>.</text:p>
        </text:list-item>
      </text:list>
      <text:p text:style-name="Horizontal_20_Line"/>
      <text:h text:style-name="Heading_20_4" text:outline-level="4">4. Parentesco conceptual con los objetos de la programación</text:h>
      <text:list xml:id="list555509108" text:style-name="L4">
        <text:list-item>
          <text:p text:style-name="P4">Analogía con objetos de POO: contienen atributos (datos) y métodos (funciones).</text:p>
        </text:list-item>
        <text:list-item>
          <text:p text:style-name="P4">Cada objeto/individuo tiene su copia del código y ejecuta tareas de forma local, sin dependencia directa de un sistema central.</text:p>
        </text:list-item>
        <text:list-item>
          <text:p text:style-name="P4">Esta comparación sirve como antesala al modelo lógico que se abordará en el capítulo siguiente.</text:p>
        </text:list-item>
      </text:list>
      <text:p text:style-name="Horizontal_20_Line"><text:soft-page-break/></text:p>
      <text:h text:style-name="Heading_20_4" text:outline-level="4">5. Reflexión filosófica: ¿Qué significa "ser uno mismo"?</text:h>
      <text:list xml:id="list2854851760" text:style-name="L5">
        <text:list-item>
          <text:p text:style-name="P5">¿Qué nos hace ser quienes somos: el ADN, la forma, la historia, la interpretación del código?</text:p>
        </text:list-item>
        <text:list-item>
          <text:p text:style-name="P5">¿Somos el código o lo que hacemos con él?</text:p>
        </text:list-item>
        <text:list-item>
          <text:p text:style-name="P5">¿Hasta qué punto somos únicos por diseño, o por lo que hacemos con ese diseño?</text:p>
        </text:list-item>
      </text:list>
      <text:p text:style-name="Horizontal_20_Line"/>
      <text:h text:style-name="Heading_20_4" text:outline-level="4">6. Corrientes de pensamiento relacionadas</text:h>
      <text:list xml:id="list2297619374" text:style-name="L6">
        <text:list-item>
          <text:p text:style-name="P6"><text:span text:style-name="Strong_20_Emphasis">Aristóteles y la forma sustancial:</text:span> el individuo es forma + materia + finalidad.</text:p>
        </text:list-item>
        <text:list-item>
          <text:p text:style-name="P6"><text:span text:style-name="Strong_20_Emphasis">Leibniz y las mónadas:</text:span> cada ser como unidad cerrada con una perspectiva única del universo.</text:p>
        </text:list-item>
        <text:list-item>
          <text:p text:style-name="P6"><text:span text:style-name="Strong_20_Emphasis">Neurobiología moderna:</text:span> identidad y comportamiento emergen de una red que activa ciertos patrones meméticos o genéticos.</text:p>
        </text:list-item>
        <text:list-item>
          <text:p text:style-name="P6"><text:span text:style-name="Strong_20_Emphasis">Existencialismo:</text:span> somos lo que hacemos con lo que nos fue dado.</text:p>
        </text:list-item>
      </text:list>
      <text:p text:style-name="Horizontal_20_Line"/>
      <text:h text:style-name="Heading_20_4" text:outline-level="4">7. Cierre: el individuo como unidad de sentido</text:h>
      <text:list xml:id="list4042122812" text:style-name="L7">
        <text:list-item>
          <text:p text:style-name="P7">El individuo no solo ejecuta instrucciones: interpreta, reacciona, se adapta.</text:p>
        </text:list-item>
        <text:list-item>
          <text:p text:style-name="P7">No hay lectura pasiva del ADN, sino un diálogo constante entre el código y el entorno.</text:p>
        </text:list-item>
        <text:list-item>
          <text:p text:style-name="P7">Cada ser es un experimento en marcha, un lector activo de un mensaje que nadie más puede leer de la misma manera.</text:p>
        </text:list-item>
      </text:list>
      <text:p text:style-name="Horizontal_20_Line"/>
      <text:p text:style-name="Text_20_body">¿Te gustaría que preparemos ahora un primer borrador de esta sección, o seguimos con la estructura de la siguiente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1T17:52:21.248000000</meta:creation-date>
    <dc:date>2025-07-21T17:55:36.231000000</dc:date>
    <meta:editing-duration>PT3M15S</meta:editing-duration>
    <meta:editing-cycles>1</meta:editing-cycles>
    <meta:document-statistic meta:table-count="0" meta:image-count="0" meta:object-count="0" meta:page-count="2" meta:paragraph-count="34" meta:word-count="506" meta:character-count="3111" meta:non-whitespace-character-count="2661"/>
    <meta:generator>LibreOffice/7.3.5.2$Windows_X86_64 LibreOffice_project/184fe81b8c8c30d8b5082578aee2fed2ea847c01</meta:generator>
  </office:meta>
</office:document-meta>
</file>